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size="10pt" fo:font-style="italic" fo:font-weight="normal" style:font-size-asian="10pt" style:font-style-asian="italic" style:font-weight-asian="normal" style:font-size-complex="10pt" style:font-style-complex="italic" style:font-weight-complex="normal"/>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ab-stops>
          <style:tab-stop style:position="12.915cm"/>
        </style:tab-stops>
      </style:paragraph-properties>
      <style:text-properties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list-style-name="L1">
      <style:text-properties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nitor - opis projektu<text:tab/><text:span text:style-name="T2">Marcin Biernacki, inf98740</text:span></text:p>
      <text:p text:style-name="P2"/>
      <text:p text:style-name="P2">1. Architektura</text:p>
      <text:p text:style-name="P6"><text:tab/>Projekt wykonano w języku C++11, z wykorzystaniem biblioteki OpenMPI i wsparciem programu <text:span text:style-name="T1">make</text:span> do budowy i uruchamiania aplikacji. Każda instancja programu powołuje do życia obiekt klasy <text:span text:style-name="T1">Monitor</text:span><text:span text:style-name="T3">, który posiada metody takie jak </text:span><text:span text:style-name="T1">lock, unlock, wait, signalOne, signalAll</text:span><text:span text:style-name="T3">. Dwie pierwsze funkcje odpowiadają za wzajemne wykluczanie i przyjmują jako argument obiekt klasy </text:span><text:span text:style-name="T1">Mutex</text:span><text:span text:style-name="T3">. Pozostałe funkcje przyjmują za argument obiekt typu </text:span><text:span text:style-name="T1">ConditionVariable</text:span><text:span text:style-name="T3">, który stanowi reprezentację zmiennej warunkowej w kontekście rozproszonym. </text:span></text:p>
      <text:p text:style-name="P6"><text:span text:style-name="T3"/></text:p>
      <text:p text:style-name="P6"><text:span text:style-name="T3">Klasy:</text:span></text:p>
      <text:list xml:id="list1825907243" text:style-name="L1">
        <text:list-item>
          <text:p text:style-name="P7"><text:span text:style-name="T1">Monitor</text:span><text:span text:style-name="T3"> – Zawiera logikę monitora i interfejs.</text:span></text:p>
        </text:list-item>
        <text:list-item>
          <text:p text:style-name="P1">Communicator –<text:span text:style-name="T3"> Opakowuje wywołania biblioteki OpenMPI i stanowi warstwę komunikacyjną dla klasy Monitor.</text:span></text:p>
        </text:list-item>
        <text:list-item>
          <text:p text:style-name="P7"><text:span text:style-name="T1">Message</text:span><text:span text:style-name="T3"> – opisuje strukturę wiadomości, jej typ, dane aplikacyjne, identyfikatory komunikujących się stron oraz identyfikator zasobu (mutex / zmienna warunkowa) którego komunikat dotyczy</text:span></text:p>
        </text:list-item>
        <text:list-item>
          <text:p text:style-name="P1">Mutex<text:span text:style-name="T3"> – zawiera unikatowy identyfikator i metadane dotyczące stanu przebiegu konkretnej instancji algorytmu wzajemnego wykluczania.</text:span></text:p>
        </text:list-item>
        <text:list-item>
          <text:p text:style-name="P7"><text:span text:style-name="T1">ConditionVariable</text:span><text:span text:style-name="T3"> – analogiczna struktura dla zmiennej warunkowej</text:span></text:p>
        </text:list-item>
      </text:list>
      <text:p text:style-name="P6"><text:span text:style-name="T3"/></text:p>
      <text:p text:style-name="P2"><text:span text:style-name="T3">2. Algorytm</text:span></text:p>
      <text:p text:style-name="P8"><text:span text:style-name="T3"><text:tab/>Zgodnie z filozofią działania OpenMPI, uruchamianych jest równolegle wiele instancji, które wykonują obliczenia, współdzieląc platformę komunikacji w której każdy proces posiada swój identyfikator. Komunikacja zawsze jest etykietowana identyfikatorem (</text:span><text:span text:style-name="T1">referenceId</text:span><text:span text:style-name="T3">) obiektu (mutex / zmienna warunkowa) którego dotyczy. Funkcje klasy </text:span><text:span text:style-name="T1">Monitor</text:span><text:span text:style-name="T3"> są realizowane przez dwa algorytmy: Pierwszy z nich zapewnia wzajemne wykluczanie i stanowi wariację algorytmu Lamporta, drugi – oparty o prostą wymianę komunikatów - obsługuje wybudzanie procesów ze stanu oczekiwania (</text:span><text:span text:style-name="T1">wait</text:span><text:span text:style-name="T3">). W trakcie pracy programu komunikaty są odbierane i obsługiwane przez osobny wątek, by główna praca programu nie powodowała opóźnień w komunikacji z innymi węzłami.</text:span></text:p>
      <text:p text:style-name="P6"><text:span text:style-name="T3"/></text:p>
      <text:p text:style-name="P2"><text:span text:style-name="T3">Wzajemne wykluczanie</text:span></text:p>
      <text:p text:style-name="P2"><text:span text:style-name="T4"/></text:p>
      <text:p text:style-name="P5"><text:span text:style-name="T4">Każdy proces, który wywołuje na monitorze operację </text:span><text:span text:style-name="T2">lock</text:span><text:span text:style-name="T4"> powoduje rozesłanie do pozostałych procesów żądania REQUEST oznaczonego unikatowym identyfikatorem (może istnieć wiele mutex'ów jednocześnie). Jeżeli proces nie konkuruje o dostęp do sekcji krytycznej – odsyła wiadomość AGREE. Podobnie zachowuje się proces, którego zgłoszenie nastąpiło później. Jeżeli czasy zgłoszeń są identyczne, rozstrzygający jest identyfikator zgłaszającego procesu. Zebranie wiadomości AGREE od wszystkich procesów pozwala na wejście do sekcji krytycznej. Jednocześnie wchodzący proces blokuje pozostałe procesy nie odsyłając im potwierdzeń a jedynie umieszczając je na liście.</text:span></text:p>
      <text:p text:style-name="P3"><text:span text:style-name="T4">Proces, który opuszcza sekcję krytyczną (</text:span><text:span text:style-name="T2">unlock</text:span><text:span text:style-name="T4">) wysyła wiadomość RETURN do wstrzymywanych procesów, informując w wiadomości o istnieniu ewentualnych danych, które były przetwarzane. Każdy proces, który <text:s/>później wchodzi do sekcji krytycznej, wysyła wiadomość REQUEST_DATA do procesu, który ostatnio z tej sekcji wyszedł i otrzymuje w odpowiedzi komunikat typu DATA zawierający dane. W ten sposób możliwe jest współdzielenie obszaru pamięci poprzez przekazywanie danych między kolejnymi zainteresowanymi procesami.</text:span></text:p>
      <text:p text:style-name="P3"><text:span text:style-name="T4"/></text:p>
      <text:p text:style-name="P3"><text:span text:style-name="T3">Zmienne warunkowe</text:span></text:p>
      <text:p text:style-name="P3"><text:span text:style-name="T3"/></text:p>
      <text:p text:style-name="P9"><text:span text:style-name="T3">Każdy proces, który wywołuje operację </text:span><text:span text:style-name="T1">wait</text:span><text:span text:style-name="T3"> powoduje rozesłanie do pozostałych procesów komunikatu typu <text:s/>WAIT. Po odebraniu takiego komunikatu proces odnotowuje nadawcę na liście czekających procesów, dzięki czemu możliwe jest późniejsze wysłanie komunikatu typu SIGNAL w celu wybudzenia konkretnego procesu (</text:span><text:span text:style-name="T1">signalOne</text:span><text:span text:style-name="T3">) lub wszystkich procesów (</text:span><text:span text:style-name="T1">signalAll</text:span><text:span text:style-name="T3">). Proces, który kończy oczekiwanie po wybudzeniu rozsyła komunikat WAIT_RETURN pozwalając innym procesom na uaktualnienie swoich list procesów oczekujących.</text:span></text:p>
      <text:p text:style-name="P9"><text:span text:style-name="T3"/></text:p>
      <text:p text:style-name="P9"><text:span text:style-name="T3">Po zakończeniu obliczeń na instancji klasy </text:span><text:span text:style-name="T1">Monitor</text:span><text:span text:style-name="T3"> wywoływana jest funkcja </text:span><text:span text:style-name="T1">finalize()</text:span><text:span text:style-name="T3">, która powoduje rozesłanie informacji o zakończeniu (komunikat typu QUIT) oraz oczekiwanie na otrzymanie podobnej informacji od pozostałych procesów. W takim stanie wszystkie procesy zakończyły przetwarzanie i możliwe jest zakończenie komunikacji.</text:span></text:p>
      <text:p text:style-name="P9"><text:span text:style-name="T3"/></text:p>
      <text:p text:style-name="P3"><text:span text:style-name="T3">3. Przykładowa aplikacja</text:span></text:p>
      <text:p text:style-name="P3"><text:span text:style-name="T4"><text:tab/>Po wykonaniu polecenia </text:span><text:span text:style-name="T2">make</text:span><text:span text:style-name="T4"> możliwe jest wywołanie </text:span><text:span text:style-name="T2">make run</text:span><text:span text:style-name="T4">, które spowoduje uruchomienie 10 procesów realizujących prosty algorytm: Każdy proces na początku produkuje po jednym elemencie, który trafia do wspólnego bufora. Wszystkie procesy po etapie produkcji zatrzymują się na zmiennej warunkowej. Proces, który utworzył ostatni element przechodzi przez warunek i wybudza pozostałe procesy, które pełnią teraz rolę konsumentó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4:34:10</meta:creation-date>
    <dc:date>2014-05-14T21:48:35</dc:date>
    <meta:editing-duration>PT6H57M35S</meta:editing-duration>
    <meta:editing-cycles>29</meta:editing-cycles>
    <meta:generator>LibreOffice/3.5$Linux_X86_64 LibreOffice_project/350m1$Build-2</meta:generator>
    <meta:document-statistic meta:table-count="0" meta:image-count="0" meta:object-count="0" meta:page-count="1" meta:paragraph-count="19" meta:word-count="557" meta:character-count="4374" meta:non-whitespace-character-count="3834"/>
  </office:meta>
</office:document-meta>
</file>